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0.0972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39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2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0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Default" style:data-style-name="N10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2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row table:style-name="ro1">
          <table:table-cell table:style-name="ce2" office:value-type="string" calcext:value-type="string">
            <text:p>État de la caisse</text:p>
          </table:table-cell>
          <table:table-cell/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Date</text:p>
          </table:table-cell>
          <table:table-cell table:style-name="ce5" office:value-type="date" office:date-value="2022-10-17" calcext:value-type="date">
            <text:p>17.10.2022</text:p>
          </table:table-cell>
          <table:table-cell table:number-columns-repeated="1019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number-columns-repeated="1019"/>
        </table:table-row>
        <table:table-row table:style-name="ro4">
          <table:table-cell table:style-name="ce6" table:number-columns-repeated="2"/>
          <table:table-cell table:style-name="ce6" office:value-type="string" calcext:value-type="string">
            <text:p># rouleaux</text:p>
          </table:table-cell>
          <table:table-cell table:style-name="ce6" office:value-type="string" calcext:value-type="string">
            <text:p># unités</text:p>
          </table:table-cell>
          <table:table-cell table:style-name="ce6" table:number-columns-repeated="1019"/>
          <table:table-cell table:style-name="ce7"/>
        </table:table-row>
        <table:table-row table:style-name="ro4">
          <table:table-cell table:style-name="ce8" office:value-type="currency" office:currency="CHF" office:value="0.05" calcext:value-type="currency">
            <text:p>CHF 0.05</text:p>
          </table:table-cell>
          <table:table-cell/>
          <table:table-cell table:style-name="ce9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1" calcext:value-type="currency">
            <text:p>CHF 0.10</text:p>
          </table:table-cell>
          <table:table-cell/>
          <table:table-cell table:style-name="ce9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2" calcext:value-type="currency">
            <text:p>CHF 0.20</text:p>
          </table:table-cell>
          <table:table-cell/>
          <table:table-cell table:style-name="ce9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0.5" calcext:value-type="currency">
            <text:p>CHF 0.50</text:p>
          </table:table-cell>
          <table:table-cell/>
          <table:table-cell table:style-name="ce9"/>
          <table:table-cell table:style-name="ce9" office:value-type="float" office:value="20" calcext:value-type="float">
            <text:p>20</text:p>
          </table:table-cell>
          <table:table-cell table:formula="of:=[.A9]*([.D9]+50*[.C9])" office:value-type="currency" office:currency="CHF" office:value="10" calcext:value-type="currency">
            <text:p>CHF 1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" calcext:value-type="currency">
            <text:p>CHF 1.00</text:p>
          </table:table-cell>
          <table:table-cell/>
          <table:table-cell table:style-name="ce9"/>
          <table:table-cell table:style-name="ce9" office:value-type="float" office:value="80" calcext:value-type="float">
            <text:p>80</text:p>
          </table:table-cell>
          <table:table-cell table:formula="of:=[.A10]*([.D10]+50*[.C10])" office:value-type="currency" office:currency="CHF" office:value="80" calcext:value-type="currency">
            <text:p>CHF 8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" calcext:value-type="currency">
            <text:p>CHF 2.00</text:p>
          </table:table-cell>
          <table:table-cell/>
          <table:table-cell table:style-name="ce9"/>
          <table:table-cell table:style-name="ce9" office:value-type="float" office:value="70" calcext:value-type="float">
            <text:p>70</text:p>
          </table:table-cell>
          <table:table-cell table:formula="of:=[.A11]*([.D11]+50*[.C11])" office:value-type="currency" office:currency="CHF" office:value="140" calcext:value-type="currency">
            <text:p>CHF 1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" calcext:value-type="currency">
            <text:p>CHF 5.00</text:p>
          </table:table-cell>
          <table:table-cell/>
          <table:table-cell table:style-name="ce9"/>
          <table:table-cell table:style-name="ce9" office:value-type="float" office:value="10" calcext:value-type="float">
            <text:p>10</text:p>
          </table:table-cell>
          <table:table-cell table:formula="of:=[.A12]*([.D12]+25*[.C12])" office:value-type="currency" office:currency="CHF" office:value="50" calcext:value-type="currency">
            <text:p>CHF 5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formula="of:=[.A13]*[.D13]" office:value-type="currency" office:currency="CHF" office:value="60" calcext:value-type="currency">
            <text:p>CHF 6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formula="of:=[.A14]*[.D14]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9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9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9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8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9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12" table:formula="of:=SUM([.E6:.E18])" office:value-type="currency" office:currency="CHF" office:value="380" calcext:value-type="currency" table:number-columns-spanned="2" table:number-rows-spanned="1">
            <text:p>CHF 380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3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currency-style style:name="N10107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3-04-20T17:57:53.701274691</dc:date>
    <meta:editing-cycles>14</meta:editing-cycles>
    <meta:editing-duration>PT24S</meta:editing-duration>
    <meta:document-statistic meta:table-count="1" meta:cell-count="39" meta:object-count="0"/>
  </office:meta>
</office:document-meta>
</file>